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2.5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000000" draw:fill="solid" draw:fill-color="#000000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draw:fill="none" fo:min-height="0.793cm"/>
      <style:paragraph-properties style:writing-mode="lr-tb"/>
    </style:style>
    <style:style style:name="gr13" style:family="graphic" style:parent-style-name="standard">
      <style:graphic-properties draw:stroke="none" draw:fill="none" fo:min-height="0.865cm"/>
      <style:paragraph-properties style:writing-mode="lr-tb"/>
    </style:style>
    <style:style style:name="gr14" style:family="graphic" style:parent-style-name="standard">
      <style:graphic-properties draw:stroke="none" draw:fill="none" fo:min-height="2.2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GB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cm" svg:x="3.00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2cm" svg:height="2cm" svg:x="17.001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2cm" svg:height="2cm" svg:x="17.002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cm" svg:height="2cm" svg:x="10.002cm" svg:y="9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3cm" svg:height="0.7cm" svg:x="6.001cm" svg:y="6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cm" svg:height="0.7cm" draw:transform="rotate (1.56573487196411) translate (10.64cm 6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xml:id="id5" draw:id="id5" draw:layer="layout" svg:width="3cm" svg:height="0.7cm" draw:transform="rotate (1.56573487196411) translate (3.641cm 12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4" draw:text-style-name="P1" draw:layer="layout" svg:x1="4.001cm" svg:y1="3cm" svg:x2="6.001cm" svg:y2="2.006cm" draw:start-shape="id1" draw:start-glue-point="4" draw:end-shape="id2" draw:end-glue-point="3" svg:d="M4001 3000v-994h2000" svg:viewBox="0 0 2001 995">
          <text:p/>
        </draw:connector>
        <draw:custom-shape draw:style-name="gr5" draw:text-style-name="P1" xml:id="id10" draw:id="id10" draw:layer="layout" svg:width="0.2cm" svg:height="0.2cm" svg:x="10.9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0.2cm" svg:height="0.2cm" svg:x="10.9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" draw:id="id15" draw:layer="layout" svg:width="0.2cm" svg:height="0.2cm" svg:x="10.901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2cm" svg:height="0.2cm" svg:x="17.904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2cm" svg:height="0.2cm" svg:x="3.905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4.001cm" svg:y1="5cm" svg:x2="4.005cm" svg:y2="6.903cm" draw:start-shape="id1" draw:start-glue-point="8" draw:end-shape="id3" draw:end-glue-point="4" svg:d="M4001 5000l4 1903" svg:viewBox="0 0 5 1904">
          <text:p/>
        </draw:connector>
        <draw:connector draw:style-name="gr6" draw:text-style-name="P2" draw:layer="layout" draw:type="line" svg:x1="6.001cm" svg:y1="7.006cm" svg:x2="4.105cm" svg:y2="7.003cm" draw:start-shape="id4" draw:start-glue-point="3" draw:end-shape="id3" draw:end-glue-point="10" svg:d="M6001 7006l-1896-3" svg:viewBox="0 0 1897 4">
          <text:p/>
        </draw:connector>
        <draw:connector draw:style-name="gr6" draw:text-style-name="P2" draw:layer="layout" draw:type="line" svg:x1="3.992cm" svg:y1="9cm" svg:x2="4.005cm" svg:y2="7.103cm" draw:start-shape="id5" draw:start-glue-point="3" draw:end-shape="id3" draw:end-glue-point="8" svg:d="M3992 9000l13-1897" svg:viewBox="0 0 14 1898">
          <text:p/>
        </draw:connector>
        <draw:connector draw:style-name="gr6" draw:text-style-name="P2" draw:layer="layout" draw:type="line" svg:x1="9.001cm" svg:y1="7.006cm" svg:x2="10.901cm" svg:y2="7cm" draw:start-shape="id4" draw:start-glue-point="1" draw:end-shape="id6" draw:end-glue-point="6" svg:d="M9001 7006l1900-6" svg:viewBox="0 0 1901 7">
          <text:p/>
        </draw:connector>
        <draw:connector draw:style-name="gr6" draw:text-style-name="P2" draw:layer="layout" draw:type="line" svg:x1="13.001cm" svg:y1="7.006cm" svg:x2="11.101cm" svg:y2="7cm" draw:start-shape="id7" draw:start-glue-point="3" draw:end-shape="id6" draw:end-glue-point="10" svg:d="M13001 7006l-1900-6" svg:viewBox="0 0 1901 7">
          <text:p/>
        </draw:connector>
        <draw:connector draw:style-name="gr6" draw:text-style-name="P2" draw:layer="layout" draw:type="line" svg:x1="16.001cm" svg:y1="7.006cm" svg:x2="17.904cm" svg:y2="7.003cm" draw:start-shape="id7" draw:start-glue-point="1" draw:end-shape="id8" draw:end-glue-point="6" svg:d="M16001 7006l1903-3" svg:viewBox="0 0 1904 4">
          <text:p/>
        </draw:connector>
        <draw:connector draw:style-name="gr6" draw:text-style-name="P2" draw:layer="layout" draw:type="line" svg:x1="11.006cm" svg:y1="6.004cm" svg:x2="11.001cm" svg:y2="6.9cm" draw:start-shape="id9" draw:start-glue-point="1" draw:end-shape="id6" draw:end-glue-point="4" svg:d="M11006 6004l-5 896" svg:viewBox="0 0 6 897">
          <text:p/>
        </draw:connector>
        <draw:connector draw:style-name="gr6" draw:text-style-name="P2" draw:layer="layout" draw:type="line" svg:x1="10.991cm" svg:y1="3cm" svg:x2="11.001cm" svg:y2="2.1cm" draw:start-shape="id9" draw:start-glue-point="3" draw:end-shape="id10" draw:end-glue-point="8" svg:d="M10991 3000l10-900" svg:viewBox="0 0 11 901">
          <text:p/>
        </draw:connector>
        <draw:connector draw:style-name="gr6" draw:text-style-name="P2" draw:layer="layout" draw:type="line" svg:x1="18.001cm" svg:y1="5cm" svg:x2="18.004cm" svg:y2="6.903cm" draw:start-shape="id11" draw:start-glue-point="6" draw:end-shape="id8" draw:end-glue-point="4" svg:d="M18001 5000l3 1903" svg:viewBox="0 0 4 1904">
          <text:p/>
        </draw:connector>
        <draw:connector draw:style-name="gr6" draw:text-style-name="P2" draw:layer="layout" draw:type="line" svg:x1="18.002cm" svg:y1="9.001cm" svg:x2="18.004cm" svg:y2="7.103cm" draw:start-shape="id12" draw:start-glue-point="4" draw:end-shape="id8" draw:end-glue-point="8" svg:d="M18002 9001l2-1898" svg:viewBox="0 0 3 1899">
          <text:p/>
        </draw:connector>
        <draw:connector draw:style-name="gr6" draw:text-style-name="P2" draw:layer="layout" draw:type="line" svg:x1="9.001cm" svg:y1="2.006cm" svg:x2="10.901cm" svg:y2="2cm" draw:start-shape="id2" draw:start-glue-point="1" draw:end-shape="id10" draw:end-glue-point="6" svg:d="M9001 2006l1900-6" svg:viewBox="0 0 1901 7">
          <text:p/>
        </draw:connector>
        <draw:connector draw:style-name="gr7" draw:text-style-name="P3" draw:layer="layout" draw:type="line" svg:x1="13.001cm" svg:y1="2.006cm" svg:x2="11.101cm" svg:y2="2cm" draw:start-shape="id13" draw:start-glue-point="3" draw:end-shape="id10" draw:end-glue-point="10" svg:d="M13001 2006l-1900-6" svg:viewBox="0 0 1901 7">
          <text:p/>
        </draw:connector>
        <draw:connector draw:style-name="gr8" draw:text-style-name="P2" draw:layer="layout" draw:type="line" svg:x1="11.002cm" svg:y1="9.001cm" svg:x2="11.001cm" svg:y2="7.1cm" draw:start-shape="id14" draw:start-glue-point="4" draw:end-shape="id6" draw:end-glue-point="8" svg:d="M11002 9001l-1-1901" svg:viewBox="0 0 2 1902">
          <text:p/>
        </draw:connector>
        <draw:connector draw:style-name="gr6" draw:text-style-name="P2" draw:layer="layout" draw:type="line" svg:x1="11.002cm" svg:y1="11.001cm" svg:x2="11.001cm" svg:y2="12.9cm" draw:start-shape="id14" draw:start-glue-point="6" draw:end-shape="id15" draw:end-glue-point="4" svg:d="M11002 11001l-1 1899" svg:viewBox="0 0 2 1900">
          <text:p/>
        </draw:connector>
        <draw:connector draw:style-name="gr6" draw:text-style-name="P2" draw:layer="layout" draw:type="line" svg:x1="9.001cm" svg:y1="13.006cm" svg:x2="10.901cm" svg:y2="13cm" draw:start-shape="id16" draw:start-glue-point="1" draw:end-shape="id15" draw:end-glue-point="6" svg:d="M9001 13006l1900-6" svg:viewBox="0 0 1901 7">
          <text:p/>
        </draw:connector>
        <draw:connector draw:style-name="gr4" draw:text-style-name="P1" draw:layer="layout" svg:x1="4.007cm" svg:y1="12.004cm" svg:x2="6.001cm" svg:y2="13.006cm" draw:start-shape="id5" draw:start-glue-point="1" draw:end-shape="id16" draw:end-glue-point="3" svg:d="M4007 12004v1002h1994" svg:viewBox="0 0 1995 1003">
          <text:p/>
        </draw:connector>
        <draw:connector draw:style-name="gr4" draw:text-style-name="P1" draw:layer="layout" svg:x1="18.002cm" svg:y1="11.001cm" svg:x2="11.101cm" svg:y2="13cm" draw:start-shape="id12" draw:start-glue-point="8" draw:end-shape="id15" draw:end-glue-point="10" svg:d="M18002 11001v1999h-6901" svg:viewBox="0 0 6902 2000">
          <text:p/>
        </draw:connector>
        <draw:connector draw:style-name="gr4" draw:text-style-name="P1" draw:layer="layout" svg:x1="18.001cm" svg:y1="3cm" svg:x2="16.001cm" svg:y2="2.006cm" draw:start-shape="id11" draw:start-glue-point="4" draw:end-shape="id13" draw:end-glue-point="1" svg:d="M18001 3000v-994h-2000" svg:viewBox="0 0 2001 995">
          <text:p/>
        </draw:connector>
        <draw:frame draw:style-name="gr9" draw:text-style-name="P4" draw:layer="layout" svg:width="1.2cm" svg:height="1.8cm" svg:x="3.401cm" svg:y="3.1cm">
          <draw:text-box>
            <text:p><text:s/>+</text:p>
          </draw:text-box>
        </draw:frame>
        <draw:frame draw:style-name="gr9" draw:text-style-name="P4" draw:layer="layout" svg:width="1.2cm" svg:height="1.8cm" svg:x="10.601cm" svg:y="9.2cm">
          <draw:text-box>
            <text:p>+</text:p>
          </draw:text-box>
        </draw:frame>
        <draw:connector draw:style-name="gr6" draw:text-style-name="P2" draw:layer="layout" draw:type="line" svg:x1="3.813cm" svg:y1="4.36cm" svg:x2="4.198cm" svg:y2="4.36cm" svg:d="M3813 4360h385" svg:viewBox="0 0 386 1">
          <text:p/>
        </draw:connector>
        <draw:custom-shape draw:style-name="gr3" draw:text-style-name="P1" xml:id="id2" draw:id="id2" draw:layer="layout" svg:width="3cm" svg:height="0.7cm" svg:x="6.001cm" svg:y="1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3cm" svg:height="0.7cm" svg:x="13.001cm" svg:y="1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cm" svg:height="0.7cm" svg:x="13.001cm" svg:y="6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3cm" svg:height="0.7cm" svg:x="6.001cm" svg:y="12.656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814cm" svg:y1="10.36cm" svg:x2="11.199cm" svg:y2="10.36cm" svg:d="M10814 10360h385" svg:viewBox="0 0 386 1">
          <text:p/>
        </draw:connector>
        <draw:line draw:style-name="gr10" draw:text-style-name="P2" draw:layer="layout" svg:x1="18.001cm" svg:y1="10.5cm" svg:x2="18.001cm" svg:y2="9.6cm">
          <text:p/>
        </draw:line>
        <draw:line draw:style-name="gr10" draw:text-style-name="P2" draw:layer="layout" svg:x1="18.001cm" svg:y1="4.425cm" svg:x2="18.001cm" svg:y2="3.525cm">
          <text:p/>
        </draw:line>
        <draw:line draw:style-name="gr10" draw:text-style-name="P2" draw:layer="layout" svg:x1="4.801cm" svg:y1="9.4cm" svg:x2="4.801cm" svg:y2="11.4cm">
          <text:p/>
        </draw:line>
        <draw:frame draw:style-name="gr11" draw:text-style-name="P5" draw:layer="layout" svg:width="0.875cm" svg:height="0.963cm" svg:x="9.694cm" svg:y="2.927cm">
          <draw:text-box>
            <text:p>+</text:p>
          </draw:text-box>
        </draw:frame>
        <draw:connector draw:style-name="gr6" draw:text-style-name="P2" draw:layer="layout" draw:type="line" svg:x1="9.914cm" svg:y1="5.26cm" svg:x2="10.299cm" svg:y2="5.26cm" svg:d="M9914 5260h385" svg:viewBox="0 0 386 1">
          <text:p/>
        </draw:connector>
        <draw:frame draw:style-name="gr12" draw:text-style-name="P5" draw:layer="layout" svg:width="1.162cm" svg:height="1.114cm" svg:x="6.978cm" svg:y="13.357cm">
          <draw:text-box>
            <text:p>R<text:span text:style-name="T1">7</text:span></text:p>
          </draw:text-box>
        </draw:frame>
        <draw:frame draw:style-name="gr13" draw:text-style-name="P5" draw:layer="layout" svg:width="1.162cm" svg:height="1.115cm" svg:x="2.478cm" svg:y="10.057cm">
          <draw:text-box>
            <text:p>R<text:span text:style-name="T1">6</text:span></text:p>
          </draw:text-box>
        </draw:frame>
        <draw:frame draw:style-name="gr13" draw:text-style-name="P5" draw:layer="layout" svg:width="1.162cm" svg:height="1.115cm" svg:x="6.878cm" svg:y="7.357cm">
          <draw:text-box>
            <text:p>R<text:span text:style-name="T1">4</text:span></text:p>
          </draw:text-box>
        </draw:frame>
        <draw:frame draw:style-name="gr13" draw:text-style-name="P5" draw:layer="layout" svg:width="1.162cm" svg:height="1.115cm" svg:x="13.978cm" svg:y="7.357cm">
          <draw:text-box>
            <text:p>R<text:span text:style-name="T1">5</text:span></text:p>
          </draw:text-box>
        </draw:frame>
        <draw:frame draw:style-name="gr13" draw:text-style-name="P5" draw:layer="layout" svg:width="1.162cm" svg:height="1.115cm" svg:x="11.378cm" svg:y="4.057cm">
          <draw:text-box>
            <text:p>R<text:span text:style-name="T1">3</text:span></text:p>
          </draw:text-box>
        </draw:frame>
        <draw:frame draw:style-name="gr13" draw:text-style-name="P5" draw:layer="layout" svg:width="1.162cm" svg:height="1.115cm" svg:x="13.978cm" svg:y="2.357cm">
          <draw:text-box>
            <text:p>R<text:span text:style-name="T1">2</text:span></text:p>
          </draw:text-box>
        </draw:frame>
        <draw:frame draw:style-name="gr13" draw:text-style-name="P5" draw:layer="layout" svg:width="1.162cm" svg:height="1.115cm" svg:x="6.878cm" svg:y="2.357cm">
          <draw:text-box>
            <text:p>R<text:span text:style-name="T1">1</text:span></text:p>
          </draw:text-box>
        </draw:frame>
        <draw:frame draw:style-name="gr13" draw:text-style-name="P5" draw:layer="layout" svg:width="3.168cm" svg:height="1.115cm" svg:x="11.575cm" svg:y="11.657cm">
          <draw:text-box>
            <text:p><text:span text:style-name="T2">V</text:span><text:span text:style-name="T3">c</text:span><text:span text:style-name="T2"> = K</text:span><text:span text:style-name="T3">c</text:span><text:span text:style-name="T2"> I</text:span><text:span text:style-name="T3">c</text:span><text:span text:style-name="T4"> </text:span></text:p>
          </draw:text-box>
        </draw:frame>
        <draw:frame draw:style-name="gr13" draw:text-style-name="P5" draw:layer="layout" svg:width="3.041cm" svg:height="1.115cm" svg:x="18.239cm" svg:y="4.557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frame draw:style-name="gr13" draw:text-style-name="P5" draw:layer="layout" svg:width="0.883cm" svg:height="1.115cm" svg:x="19.118cm" svg:y="10.057cm">
          <draw:text-box>
            <text:p><text:span text:style-name="T4">I</text:span><text:span text:style-name="T5">d</text:span></text:p>
          </draw:text-box>
        </draw:frame>
        <draw:frame draw:style-name="gr13" draw:text-style-name="P5" draw:layer="layout" svg:width="0.866cm" svg:height="1.115cm" svg:x="4.726cm" svg:y="9.857cm">
          <draw:text-box>
            <text:p><text:span text:style-name="T2">I</text:span><text:span text:style-name="T3">c</text:span></text:p>
          </draw:text-box>
        </draw:frame>
        <draw:frame draw:style-name="gr13" draw:text-style-name="P5" draw:layer="layout" svg:width="1.128cm" svg:height="1.115cm" svg:x="1.895cm" svg:y="2.857cm">
          <draw:text-box>
            <text:p><text:span text:style-name="T6">V</text:span><text:span text:style-name="T7">a</text:span></text:p>
          </draw:text-box>
        </draw:frame>
        <draw:frame draw:style-name="gr14" draw:text-style-name="P5" draw:layer="layout" svg:width="1.128cm" svg:height="2.537cm" svg:x="9.572cm" svg:y="3.863cm">
          <draw:text-box>
            <text:p>V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1:35:04.214322369</meta:creation-date>
    <dc:date>2021-03-19T22:36:34.303016535</dc:date>
    <meta:editing-duration>PT22M39S</meta:editing-duration>
    <meta:editing-cycles>2</meta:editing-cycles>
    <meta:generator>LibreOffice/6.4.6.2$Linux_X86_64 LibreOffice_project/40$Build-2</meta:generator>
    <meta:document-statistic meta:object-count="57"/>
  </office:meta>
</office:document-meta>
</file>